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5013124451145961" text:style-name="L1">
        <text:list-item>
          <text:p text:style-name="P1">Improve car game to get the basics</text:p>
        </text:list-item>
        <text:list-item>
          <text:p text:style-name="P1">Start a game that runs on android </text:p>
        </text:list-item>
        <text:list-item>
          <text:p text:style-name="P1">Port it to iOS</text:p>
        </text:list-item>
        <text:list-item>
          <text:p text:style-name="P1">Profi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1T16:17:59.83</meta:creation-date>
    <meta:document-statistic meta:table-count="0" meta:image-count="0" meta:object-count="0" meta:page-count="1" meta:paragraph-count="4" meta:word-count="23" meta:character-count="96"/>
    <dc:date>2013-11-11T16:19:36.86</dc:date>
    <meta:editing-duration>PT1M39S</meta:editing-duration>
    <meta:editing-cycles>1</meta:editing-cycles>
    <meta:generator>OpenOffice.org/3.4.1$Win32 OpenOffice.org_project/341m1$Build-9593</meta:generator>
  </office:meta>
</office:document-meta>
</file>